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style="italic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1cm" svg:y="0.75cm">
          <draw:text-box>
            <text:p><text:span text:style-name="T1">R </text:span><text:span text:style-name="T2">[n]</text:span></text:p>
          </draw:text-box>
        </draw:frame>
        <draw:frame draw:style-name="gr1" draw:text-style-name="P2" draw:layer="layout" svg:width="1cm" svg:height="1.65cm" svg:x="15.9cm" svg:y="8.85cm">
          <draw:text-box>
            <text:p><text:span text:style-name="T2">n</text:span></text:p>
          </draw:text-box>
        </draw:frame>
        <draw:frame draw:style-name="gr2" draw:text-style-name="P3" draw:layer="layout" svg:width="14.684cm" svg:height="8.295cm" svg:x="1.016cm" svg:y="1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2-03T13:35:41.245012693</dc:date>
    <meta:editing-duration>PT20M3S</meta:editing-duration>
    <meta:editing-cycles>2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9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85cm" svg:height="8.296cm" xlink:href="." xlink:type="simple" chart:class="chart:scatter" chart:style-name="ch1">
        <chart:plot-area chart:style-name="ch2" chart:data-source-has-labels="both" svg:x="0.293cm" svg:y="0.165cm" svg:width="14.099cm" svg:height="7.966cm">
          <chartooo:coordinate-region svg:x="0.914cm" svg:y="0.365cm" svg:width="13.478cm" svg:height="7.119cm"/>
          <chart:axis chart:dimension="x" chart:name="primary-x" chart:style-name="ch3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.569107">
                <text:p>12.5691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643905">
                <text:p>7.643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250559">
                <text:p>9.250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.24388">
                <text:p>9.24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644562">
                <text:p>7.644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542622">
                <text:p>11.542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636101">
                <text:p>7.636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251111">
                <text:p>9.25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246127">
                <text:p>9.246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635016">
                <text:p>7.635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547484">
                <text:p>11.547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625549">
                <text:p>7.625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.270963">
                <text:p>9.270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.256655">
                <text:p>9.256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.620472">
                <text:p>7.620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.546313">
                <text:p>11.546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628391">
                <text:p>7.628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.246604">
                <text:p>9.246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.260288">
                <text:p>9.260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63237">
                <text:p>7.63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